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9521" officeooo:paragraph-rsid="00039521"/>
    </style:style>
    <style:style style:name="P2" style:family="paragraph" style:parent-style-name="Standard">
      <style:paragraph-properties fo:text-align="start" style:justify-single-word="false"/>
      <style:text-properties officeooo:rsid="00039521" officeooo:paragraph-rsid="00039521"/>
    </style:style>
    <style:style style:name="P3" style:family="paragraph" style:parent-style-name="Standard">
      <style:paragraph-properties fo:text-align="start" style:justify-single-word="false"/>
      <style:text-properties officeooo:paragraph-rsid="00039521"/>
    </style:style>
    <style:style style:name="T1" style:family="text">
      <style:text-properties officeooo:rsid="00039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1"/>
      <text:p text:style-name="P2">1. Signed up with open shift.com.</text:p>
      <text:p text:style-name="P3"><text:span text:style-name="T1">2. Created a new project with GitHub URL </text:span><text:a xlink:type="simple" xlink:href="http://aaaa-calculator123.7e14.starter-us-west-2.openshiftapps.com/" text:style-name="Internet_20_link" text:visited-style-name="Visited_20_Internet_20_Link"><text:span text:style-name="T1">http://aaaa-calculator123.7e14.starter-us-west-2.openshiftapp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13:41.685554230</meta:creation-date>
    <dc:date>2018-06-07T16:18:12.095579423</dc:date>
    <meta:editing-duration>PT4M31S</meta:editing-duration>
    <meta:editing-cycles>1</meta:editing-cycles>
    <meta:document-statistic meta:table-count="0" meta:image-count="0" meta:object-count="0" meta:page-count="1" meta:paragraph-count="3" meta:word-count="17" meta:character-count="153" meta:non-whitespace-character-count="139"/>
    <meta:generator>LibreOffice/6.0.3.2$Linux_X86_64 LibreOffice_project/00m0$Build-2</meta:generator>
  </office:meta>
</office:document-meta>
</file>